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a07" officeooo:paragraph-rsid="0006fa07"/>
    </style:style>
    <style:style style:name="T1" style:family="text">
      <style:text-properties officeooo:rsid="0006f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2K Linear <text:span text:style-name="T1">D</text:span>atapacks</text:h>
      <text:p text:style-name="P1"/>
      <text:p text:style-name="P1">32K Linear datapacks were made, as shown here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06:28:19.683736723</meta:creation-date>
    <dc:date>2023-01-09T06:34:34.746070713</dc:date>
    <meta:editing-duration>PT6M16S</meta:editing-duration>
    <meta:editing-cycles>1</meta:editing-cycles>
    <meta:document-statistic meta:table-count="0" meta:image-count="0" meta:object-count="0" meta:page-count="1" meta:paragraph-count="2" meta:word-count="11" meta:character-count="66" meta:non-whitespace-character-count="57"/>
    <meta:generator>LibreOffice/6.4.7.2$Linux_X86_64 LibreOffice_project/40$Build-2</meta:generator>
  </office:meta>
</office:document-meta>
</file>